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4B000074CA000028B99C75F55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be0e3" fo:min-height="1.784cm" draw:shadow-color="#808080"/>
    </style:style>
    <style:style style:name="pr2" style:family="presentation" style:parent-style-name="Title1-subtitle">
      <style:graphic-properties draw:stroke="none" draw:fill="none" draw:fill-color="#bbe0e3" fo:min-height="1.444cm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fo:min-height="3.177cm" draw:shadow-color="#808080"/>
    </style:style>
    <style:style style:name="pr5" style:family="presentation" style:parent-style-name="Default-outline1">
      <style:graphic-properties draw:stroke="none" draw:fill="none" draw:fill-color="#bbe0e3" fo:min-height="11.695cm" draw:shadow-color="#808080"/>
    </style:style>
    <style:style style:name="pr6" style:family="presentation" style:parent-style-name="Default-notes">
      <style:graphic-properties draw:stroke="none" draw:fill="none" draw:fill-color="#bbe0e3" fo:min-height="11.432cm" draw:shadow-color="#808080"/>
    </style:style>
  </office:automatic-styles>
  <office:body>
    <office:presentation>
      <presentation:footer-decl presentation:name="ftr1">Footer text goes in here</presentation:footer-decl>
      <draw:page draw:name="Slide 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layer="layout" svg:width="22.798cm" svg:height="2.044cm" svg:x="1.301cm" svg:y="5.326cm" presentation:class="title" presentation:placeholder="true" presentation:user-transformed="true">
          <draw:text-box/>
        </draw:frame>
        <draw:frame presentation:style-name="pr2" draw:layer="layout" svg:width="23.001cm" svg:height="1.444cm" svg:x="1.3cm" svg:y="13.0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2.86cm" svg:height="3.437cm" svg:x="1.301cm" svg:y="2.119cm" presentation:class="title" presentation:placeholder="true" presentation:user-transformed="true">
          <draw:text-box/>
        </draw:frame>
        <draw:frame presentation:style-name="pr5" draw:layer="layout" svg:width="22.86cm" svg:height="11.945cm" svg:x="1.27cm" svg:y="5.323cm" presentation:class="outline" presentation:placeholder="true" presentation:user-transformed="true">
          <draw:text-box/>
        </draw:frame>
        <presentation:notes draw:style-name="dp4">
          <draw:page-thumbnail draw:layer="layout" svg:width="12.7cm" svg:height="9.525cm" svg:x="3.175cm" svg:y="1.905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7688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7688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94b0b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>
      <style:graphic-properties draw:stroke="none" draw:fill="solid" draw:fill-color="#33333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2pt" fo:language="en" fo:country="AU" style:font-size-asian="12pt" style:font-size-complex="12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6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layer="backgroundobjects" svg:width="5.927cm" svg:height="1.023cm" svg:x="15.9cm" svg:y="18.32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14.001cm" svg:height="1.023cm" svg:x="1.097cm" svg:y="18.326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.627cm" svg:height="1.023cm" svg:x="22.502cm" svg:y="18.32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style-name="Mgr4" draw:text-style-name="MP3" draw:layer="backgroundobjects" svg:width="25.4cm" svg:height="2.125cm" svg:x="0cm" svg:y="0cm">
        <text:list text:style-name="ML1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4.198cm" svg:height="1.46cm" svg:x="1.301cm" svg:y="0.322cm">
        <draw:image xlink:href="Pictures/2000004B000074CA000028B99C75F55D.wmf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draw:style-name="Mgr7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7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8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25.4cm" svg:height="6.125cm" svg:x="0cm" svg:y="12.925cm">
        <text:p/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2" draw:text-style-name="MP11" draw:layer="backgroundobjects" svg:width="8.044cm" svg:height="1.324cm" svg:x="8.678cm" svg:y="17.347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custom-shape draw:style-name="Mgr4" draw:text-style-name="MP3" draw:layer="backgroundobjects" svg:width="25.4cm" svg:height="2.125cm" svg:x="0cm" svg:y="0cm">
        <text:list text:style-name="ML1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4.198cm" svg:height="1.46cm" svg:x="1.301cm" svg:y="0.322cm">
        <draw:image xlink:href="Pictures/2000004B000074CA000028B99C75F55D.wmf" xlink:type="simple" xlink:show="embed" xlink:actuate="onLoad">
          <text:p/>
        </draw:image>
      </draw:frame>
      <draw:frame presentation:style-name="Title1-title" draw:layer="backgroundobjects" svg:width="22.798cm" svg:height="1.785cm" svg:x="1.301cm" svg:y="5.33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u4031391</meta:initial-creator>
    <meta:creation-date>2010-10-19T15:25:31</meta:creation-date>
    <dc:creator>u4031391</dc:creator>
    <dc:date>2010-12-10T09:12:18</dc:date>
    <meta:editing-cycles>8</meta:editing-cycles>
    <meta:editing-duration>PT38M36S</meta:editing-duration>
    <meta:document-statistic meta:object-count="48"/>
    <meta:generator>LibreOffice/3.3$Unix LibreOffice_project/330m19$Build-401</meta:generator>
  </office:meta>
</office:document-meta>
</file>